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Text_20_body">
      <style:paragraph-properties fo:text-align="center" style:justify-single-word="false"/>
      <style:text-properties officeooo:paragraph-rsid="000bbd34"/>
    </style:style>
    <style:style style:name="P3" style:family="paragraph" style:parent-style-name="Text_20_body">
      <style:paragraph-properties fo:text-align="start" style:justify-single-word="false"/>
      <style:text-properties officeooo:paragraph-rsid="000bbd34"/>
    </style:style>
    <style:style style:name="P4"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5" style:family="paragraph" style:parent-style-name="Footnote">
      <style:paragraph-properties fo:margin-left="0cm" fo:margin-right="0cm" fo:text-indent="0cm" style:auto-text-indent="false"/>
    </style:style>
    <style:style style:name="P6" style:family="paragraph" style:parent-style-name="Footnote">
      <style:paragraph-properties fo:margin-left="0cm" fo:margin-right="0cm" fo:text-indent="0cm" style:auto-text-indent="false"/>
      <style:text-properties officeooo:rsid="0010110d" officeooo:paragraph-rsid="0010110d"/>
    </style:style>
    <style:style style:name="P7" style:family="paragraph" style:parent-style-name="Footnote">
      <style:paragraph-properties fo:margin-left="0cm" fo:margin-right="0cm" fo:text-indent="0cm" style:auto-text-indent="false"/>
      <style:text-properties officeooo:rsid="00197930" officeooo:paragraph-rsid="00197930"/>
    </style:style>
    <style:style style:name="P8" style:family="paragraph" style:parent-style-name="Text_20_body">
      <style:paragraph-properties fo:text-align="justify" style:justify-single-word="false" style:writing-mode="lr-tb"/>
      <style:text-properties officeooo:rsid="000bbd34" officeooo:paragraph-rsid="00135cd3"/>
    </style:style>
    <style:style style:name="P9" style:family="paragraph" style:parent-style-name="Text_20_body">
      <style:paragraph-properties fo:text-align="justify" style:justify-single-word="false" style:writing-mode="lr-tb"/>
      <style:text-properties officeooo:rsid="000bc431" officeooo:paragraph-rsid="00135cd3"/>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paragraph-properties fo:text-align="justify" style:justify-single-word="false"/>
      <style:text-properties fo:font-weight="bold" officeooo:rsid="0021ccc6" officeooo:paragraph-rsid="00289d6b" style:font-weight-asian="bold" style:font-weight-complex="bold"/>
    </style:style>
    <style:style style:name="P46" style:family="paragraph" style:parent-style-name="Text_20_body" style:list-style-name="L36">
      <style:paragraph-properties fo:text-align="justify" style:justify-single-word="false"/>
      <style:text-properties fo:font-weight="bold" officeooo:rsid="0021ccc6" officeooo:paragraph-rsid="00289d6b" style:font-weight-asian="bold" style:font-weight-complex="bold"/>
    </style:style>
    <style:style style:name="P47" style:family="paragraph" style:parent-style-name="Text_20_body">
      <style:paragraph-properties fo:text-align="justify" style:justify-single-word="false"/>
      <style:text-properties officeooo:rsid="000bbd34" officeooo:paragraph-rsid="000bbd34"/>
    </style:style>
    <style:style style:name="P48" style:family="paragraph" style:parent-style-name="Text_20_body">
      <style:paragraph-properties fo:text-align="justify" style:justify-single-word="false" style:writing-mode="lr-tb"/>
      <style:text-properties officeooo:rsid="0025e628" officeooo:paragraph-rsid="0025e628"/>
    </style:style>
    <style:style style:name="P49" style:family="paragraph" style:parent-style-name="Text_20_body">
      <style:paragraph-properties fo:text-align="justify" style:justify-single-word="false" style:writing-mode="lr-tb"/>
      <style:text-properties officeooo:rsid="001eec2d" officeooo:paragraph-rsid="001eec2d"/>
    </style:style>
    <style:style style:name="P50"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51" style:family="paragraph" style:parent-style-name="Text_20_body" style:list-style-name="L36">
      <style:paragraph-properties fo:text-align="justify" style:justify-single-word="false" style:writing-mode="lr-tb"/>
      <style:text-properties fo:font-weight="normal" officeooo:rsid="00289d6b" officeooo:paragraph-rsid="00289d6b" style:font-weight-asian="normal" style:font-weight-complex="normal"/>
    </style:style>
    <style:style style:name="P52" style:family="paragraph" style:parent-style-name="Text_20_body">
      <style:paragraph-properties fo:text-align="justify" style:justify-single-word="false" fo:break-before="page" style:writing-mode="lr-tb"/>
      <style:text-properties fo:font-weight="bold" officeooo:rsid="0021ccc6" officeooo:paragraph-rsid="0021ccc6" style:font-weight-asian="bold" style:font-weight-complex="bold"/>
    </style:style>
    <style:style style:name="P53" style:family="paragraph" style:parent-style-name="Footnote">
      <style:paragraph-properties fo:margin-left="0cm" fo:margin-right="0cm" fo:text-indent="0cm" style:auto-text-indent="false"/>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officeooo:rsid="0027254d"/>
    </style:style>
    <style:style style:name="T16" style:family="text">
      <style:text-properties officeooo:rsid="00289d6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nsaktionsanalyse nach Berne</text:h>
      <text:p text:style-name="P2"/>
      <text:p text:style-name="P8"><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6"><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2" text:note-class="footnote"><text:note-citation>2</text:note-citation><text:note-body><text:p text:style-name="P7"><text:s/>Grimmer &amp; Neukorn 2009, S.23</text:p></text:note-body></text:note></text:span><text:span text:style-name="T1">. </text:span></text:p>
      <text:p text:style-name="P9">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49">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3" text:note-class="footnote"><text:note-citation>3</text:note-citation><text:note-body><text:p text:style-name="P5"><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4" text:note-class="footnote"><text:note-citation>4</text:note-citation><text:note-body><text:p text:style-name="P5"><text:s/><text:span text:style-name="T9">Joines &amp; Stewart 2007, S.28</text:span></text:p></text:note-body></text:note></text:span><text:span text:style-name="T7">. Alle Menschen werden somit als fähig erachtet, ihr Leben positiv und konstruktiv zu gestalten. </text:span></text:p>
      <text:h text:style-name="Heading_20_3" text:outline-level="3">Die Transaktionsanalyse als Methode im Coaching-Prozess</text:h>
      <text:p text:style-name="P48">Die Transaktionsanalyse <text:span text:style-name="T15">kann die Persönlichkeitsstruktur des Coaching-Partners beschreiben</text:span><text:span text:style-name="T15"><text:note text:id="ftn0" text:note-class="footnote"><text:note-citation>5</text:note-citation><text:note-body><text:p text:style-name="P5"><text:s/><text:span text:style-name="T16">Ender 2013</text:span></text:p></text:note-body></text:note></text:span><text:span text:style-name="T15"> </text:span></text:p>
      <text:p text:style-name="P9"/>
      <text:p text:style-name="P47"/>
      <text:p text:style-name="P50"/>
      <text:p text:style-name="P52">Literatur</text:p>
      <text:list xml:id="list1779555082127814203" text:style-name="L36">
        <text:list-item>
          <text:p text:style-name="P51">Ender, Jan (2013): <text:span text:style-name="T12">Die Transaktionsanalyse als Methode im Coaching</text:span><text:span text:style-name="T14">, Online-Ressource: </text:span><text:a xlink:type="simple" xlink:href="http://www.coaching-globe.net/detail/article/die-transaktionsanalyse-als-methode-im-coaching.html"><text:span text:style-name="T14">http://www.coaching-globe.net/detail/article/die-transaktionsanalyse-als-methode-im-coaching.html</text:span></text:a><text:span text:style-name="T14"> (Zugriff: 04.03.2015)</text:span></text:p>
        </text:list-item>
        <text:list-item>
          <text:p text:style-name="P46"><text:span text:style-name="T10">Joines, Vann &amp; Stewart, Ian (2007): </text:span><text:span text:style-name="T11">Die Transaktionsanalyse - Eine Einführung.</text:span></text:p>
        </text:list-item>
      </text:list>
      <text:p text:style-name="P45"><text:span text:style-name="T13"><text:s/></text:span></text:p>
      <text:p text:style-name="P4"/>
      <text:p text:style-name="P2"/>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905112112036909793" text:style-name="L1">
          <text:list-item>
            <text:p text:style-name="P10">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1002952652219167789" text:style-name="L2">
          <text:list-item>
            <text:p text:style-name="P11">durch ein Veränderung der Kommunikation und somit einer anderen Perzeption der Wirklichkeit sollen neue Lebenswege eröffnet werden (Berne 1996, S.8)</text:p>
          </text:list-item>
        </text:list>
      </text:section>
      <text:section text:style-name="Sect1" text:name="magicdomid68">
        <text:list xml:id="list6103784032356079371" text:style-name="L3">
          <text:list-item>
            <text:p text:style-name="P12">Grundlage der Transaktionsanalyse ist ein Modell der menschlichen Persönlichkeit und Kommunikationsabläufen zwischen Menschen in unterschiedlichen Kontexten</text:p>
          </text:list-item>
        </text:list>
      </text:section>
      <text:section text:style-name="Sect1" text:name="magicdomid69">
        <text:list xml:id="list1070825489646552885" text:style-name="L4">
          <text:list-item>
            <text:p text:style-name="P13">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7960109918603214888" text:style-name="L5">
          <text:list-item>
            <text:p text:style-name="P14"><text:soft-page-break/>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3993056845470933959" text:style-name="L6">
          <text:list-item>
            <text:p text:style-name="P15">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2688963789913647768" text:style-name="L7">
          <text:list-item>
            <text:p text:style-name="P16">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6822111952609086796" text:style-name="L8">
          <text:list-item>
            <text:p text:style-name="P17">jeder Mensch ist in der Lage, Probleme zu lösen</text:p>
          </text:list-item>
        </text:list>
      </text:section>
      <text:section text:style-name="Sect1" text:name="magicdomid74">
        <text:list xml:id="list1298608074023413410" text:style-name="L9">
          <text:list-item>
            <text:p text:style-name="P18">jeder Mensch ist mit all seinen persönlichen Eigenschaften in seiner Gesamtheit in Ordnung</text:p>
          </text:list-item>
        </text:list>
      </text:section>
      <text:section text:style-name="Sect1" text:name="magicdomid75">
        <text:list xml:id="list2977208009948771735" text:style-name="L10">
          <text:list-item>
            <text:p text:style-name="P19">jeder Mensch ist in der Lage, Verantwortung für seine eigenen Handlungen, sein Leben, und dessen Gestaltung zu übernehmen</text:p>
          </text:list-item>
        </text:list>
      </text:section>
      <text:section text:style-name="Sect1" text:name="magicdomid76">
        <text:list xml:id="list7424449242240602187" text:style-name="L11">
          <text:list-item>
            <text:p text:style-name="P20">er besitzt die Fähigkeit, seine mentalen und emotionalen Vorgänge in seinem Innern, bewusst wahrzunehmen, zu reflektieren und in der Folge auch zu steuern</text:p>
          </text:list-item>
        </text:list>
      </text:section>
      <text:section text:style-name="Sect1" text:name="magicdomid77">
        <text:list xml:id="list5733298648197066302" text:style-name="L12">
          <text:list-item>
            <text:p text:style-name="P21">hierdurch kann er auch seine Handlungen und die resultierenden sozialen Interaktionen steuern, bzw. zumindest beeinflussen</text:p>
          </text:list-item>
        </text:list>
      </text:section>
      <text:section text:style-name="Sect1" text:name="magicdomid78">
        <text:list xml:id="list4661120396728911479" text:style-name="L13">
          <text:list-item>
            <text:p text:style-name="P22">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6548150101838292955" text:style-name="L14">
          <text:list-item>
            <text:p text:style-name="P23">die Transaktionsanalyse identifiziert vier Grundhaltungen, wie ein Mensch sich selbst und andere Personen um ihn herum betrachten kann (Berne 1996, S.8)</text:p>
          </text:list-item>
        </text:list>
      </text:section>
      <text:section text:style-name="Sect1" text:name="magicdomid81">
        <text:list xml:id="list669030272850208426" text:style-name="L15">
          <text:list-item>
            <text:p text:style-name="P24">Ich bin OK - Du bist OK</text:p>
          </text:list-item>
        </text:list>
      </text:section>
      <text:section text:style-name="Sect1" text:name="magicdomid82">
        <text:list xml:id="list221035206425863789" text:style-name="L16">
          <text:list-item>
            <text:p text:style-name="P25">Ich bin OK - Du bist nicht OK</text:p>
          </text:list-item>
        </text:list>
      </text:section>
      <text:section text:style-name="Sect1" text:name="magicdomid83">
        <text:list xml:id="list4982629436175814109" text:style-name="L17">
          <text:list-item>
            <text:p text:style-name="P26">Ich bin nicht OK - Du bist OK</text:p>
          </text:list-item>
        </text:list>
      </text:section>
      <text:section text:style-name="Sect1" text:name="magicdomid84">
        <text:list xml:id="list6208409420510702123" text:style-name="L18">
          <text:list-item>
            <text:p text:style-name="P27">Ich bin nicht OK - Du bist nicht OK</text:p>
          </text:list-item>
        </text:list>
      </text:section>
      <text:section text:style-name="Sect1" text:name="magicdomid85">
        <text:p text:style-name="Standard"><text:line-break/></text:p>
      </text:section>
      <text:section text:style-name="Sect1" text:name="magicdomid86">
        <text:list xml:id="list7337386942495059253" text:style-name="L19">
          <text:list-item>
            <text:p text:style-name="P28">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1873677511992662506" text:style-name="L20">
          <text:list-item>
            <text:p text:style-name="P29">diese Position drückt aus, dass die Person denkt: </text:p>
          </text:list-item>
        </text:list>
      </text:section>
      <text:section text:style-name="Sect1" text:name="magicdomid88">
        <text:list xml:id="list4718842574362342383" text:style-name="L21">
          <text:list-item>
            <text:p text:style-name="P30">ich und mein Gegenüber sind gleichberechtigt auf dieser Erde und haben das Recht, unsere <text:soft-page-break/>Anschauungen zu vertreten</text:p>
          </text:list-item>
        </text:list>
      </text:section>
      <text:section text:style-name="Sect1" text:name="magicdomid89">
        <text:list xml:id="list2866442013116086472" text:style-name="L22">
          <text:list-item>
            <text:p text:style-name="P31">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1605940374096711981" text:style-name="L23">
          <text:list-item>
            <text:p text:style-name="P32">die Grundhaltungen zwei und drei drücken ein Ungleichgewicht zwischen der eigenen Person und dem Gegenüber aus</text:p>
          </text:list-item>
        </text:list>
      </text:section>
      <text:section text:style-name="Sect1" text:name="magicdomid91">
        <text:list xml:id="list1221217045212571319" text:style-name="L24">
          <text:list-item>
            <text:p text:style-name="P33">in der zweiten Position ist das Ich in Ordnung, jedoch der Gegenüber nicht</text:p>
          </text:list-item>
        </text:list>
      </text:section>
      <text:section text:style-name="Sect1" text:name="magicdomid92">
        <text:list xml:id="list6643718360910866930" text:style-name="L25">
          <text:list-item>
            <text:p text:style-name="P34">dieser wird nicht als gleichberechtigt wahrgenommen und entsprechend wird ihmmit Abwertung begegnet</text:p>
          </text:list-item>
        </text:list>
      </text:section>
      <text:section text:style-name="Sect1" text:name="magicdomid93">
        <text:list xml:id="list665264569752088718" text:style-name="L26">
          <text:list-item>
            <text:p text:style-name="P35">in der Folge bleibt das eigene Ich stets ohne wirkliches, gleichberechtigtes Gegenüber und bleibt somit de facto alleine</text:p>
          </text:list-item>
        </text:list>
      </text:section>
      <text:section text:style-name="Sect1" text:name="magicdomid94">
        <text:list xml:id="list1562792152318293099" text:style-name="L27">
          <text:list-item>
            <text:p text:style-name="P36">in der dritten Position ist die Betrachtungsweise genau umgekehrt:</text:p>
          </text:list-item>
        </text:list>
      </text:section>
      <text:section text:style-name="Sect1" text:name="magicdomid95">
        <text:list xml:id="list4442071111785001251" text:style-name="L28">
          <text:list-item>
            <text:p text:style-name="P37">das Ich wird dem Gegenüber als unterlegen wahrgenommen</text:p>
          </text:list-item>
        </text:list>
      </text:section>
      <text:section text:style-name="Sect1" text:name="magicdomid96">
        <text:list xml:id="list7749701479789279327" text:style-name="L29">
          <text:list-item>
            <text:p text:style-name="P38">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6867713219249925860" text:style-name="L30">
          <text:list-item>
            <text:p text:style-name="P39">in der vierten Grundhaltung ist überhaupt keine Kommunikation zwischen den Menschen mehr möglich</text:p>
          </text:list-item>
        </text:list>
      </text:section>
      <text:section text:style-name="Sect1" text:name="magicdomid99">
        <text:list xml:id="list4127126976054569696" text:style-name="L31">
          <text:list-item>
            <text:p text:style-name="P40">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7052279735023556974" text:style-name="L32">
          <text:list-item>
            <text:p text:style-name="P41">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8935491657807507810" text:style-name="L33">
          <text:list-item>
            <text:p text:style-name="P42">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4290162865135569493" text:style-name="L34">
          <text:list-item>
            <text:p text:style-name="P43">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soft-page-break/><text:line-break/></text:p>
      </text:section>
      <text:section text:style-name="Sect1" text:name="magicdomid107">
        <text:p text:style-name="Standard"><text:line-break/></text:p>
      </text:section>
      <text:section text:style-name="Sect1" text:name="magicdomid108">
        <text:list xml:id="list1129985138442614577" text:style-name="L35">
          <text:list-item>
            <text:p text:style-name="P44">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2T16:02:17.013343157</dc:date>
    <dc:creator>Pascal Bernhard</dc:creator>
    <meta:editing-duration>PT2H23M40S</meta:editing-duration>
    <meta:editing-cycles>25</meta:editing-cycles>
    <meta:generator>LibreOffice/4.2.6.3$Linux_X86_64 LibreOffice_project/420m0$Build-3</meta:generator>
    <meta:document-statistic meta:table-count="0" meta:image-count="0" meta:object-count="0" meta:page-count="5" meta:paragraph-count="69" meta:word-count="1233" meta:character-count="8915" meta:non-whitespace-character-count="7747"/>
  </office:meta>
</office:document-meta>
</file>